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06pt solid #000000" fo:padding="0.35mm" style:rotation-angle="0" style:rotation-align="bottom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0.06pt solid #000000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ackground-color="#b2b2b2" style:diagonal-bl-tr="none" style:diagonal-tl-br="none" style:text-align-source="value-type" style:repeat-content="false" fo:wrap-option="no-wrap" fo:border-left="none" fo:padding="0.35mm" fo:border-right="0.06pt solid #000000" style:rotation-angle="0" style:rotation-align="bottom" fo:border-top="0.06pt solid #000000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35mm" fo:border-right="0.06pt solid #000000" style:rotation-angle="0" style:rotation-align="bottom" fo:border-top="none" style:vertical-align="automati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 style:data-style-name="N10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Default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abela de Preços</text:p>
          </table:table-cell>
          <table:covered-table-cell table:number-columns-repeated="2" table:style-name="ce6"/>
          <table:table-cell table:style-name="ce10" table:number-columns-repeated="2"/>
        </table:table-row>
        <table:table-row table:style-name="ro1">
          <table:table-cell table:style-name="ce2" office:value-type="string" calcext:value-type="string">
            <text:p>Produto</text:p>
          </table:table-cell>
          <table:table-cell table:style-name="ce7" office:value-type="string" calcext:value-type="string">
            <text:p>Preço em $</text:p>
          </table:table-cell>
          <table:table-cell table:style-name="ce7" office:value-type="string" calcext:value-type="string">
            <text:p>Preço em R$</text:p>
          </table:table-cell>
          <table:table-cell table:style-name="ce5" office:value-type="string" calcext:value-type="string">
            <text:p>Preço com Imposto</text:p>
          </table:table-cell>
          <table:table-cell table:style-name="ce10"/>
        </table:table-row>
        <table:table-row table:style-name="ro1">
          <table:table-cell office:value-type="string" calcext:value-type="string">
            <text:p>Memória</text:p>
          </table:table-cell>
          <table:table-cell office:value-type="float" office:value="40.67" calcext:value-type="float">
            <text:p>40,67</text:p>
          </table:table-cell>
          <table:table-cell table:formula="of:=[.B3]*[.$B$9]" office:value-type="currency" office:currency="BRL" office:value="132.1775" calcext:value-type="currency">
            <text:p>R$ 132,18</text:p>
          </table:table-cell>
          <table:table-cell table:formula="of:=[.C3]+[.$B$10]*3" office:value-type="currency" office:currency="BRL" office:value="133.7075" calcext:value-type="currency">
            <text:p>R$ 133,71</text:p>
          </table:table-cell>
          <table:table-cell/>
        </table:table-row>
        <table:table-row table:style-name="ro1">
          <table:table-cell table:style-name="ce4" office:value-type="string" calcext:value-type="string">
            <text:p>Processador</text:p>
          </table:table-cell>
          <table:table-cell office:value-type="float" office:value="125.6" calcext:value-type="float">
            <text:p>125,6</text:p>
          </table:table-cell>
          <table:table-cell table:formula="of:=[.B4]*[.$B$9]" office:value-type="currency" office:currency="BRL" office:value="408.2" calcext:value-type="currency">
            <text:p>R$ 408,20</text:p>
          </table:table-cell>
          <table:table-cell table:formula="of:=[.C4]+[.$B$10]*3" office:value-type="currency" office:currency="BRL" office:value="409.73" calcext:value-type="currency">
            <text:p>R$ 409,73</text:p>
          </table:table-cell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30.2" calcext:value-type="float">
            <text:p>30,2</text:p>
          </table:table-cell>
          <table:table-cell table:formula="of:=[.B5]*[.$B$9]" office:value-type="currency" office:currency="BRL" office:value="98.15" calcext:value-type="currency">
            <text:p>R$ 98,15</text:p>
          </table:table-cell>
          <table:table-cell table:formula="of:=[.C5]+[.$B$10]*3" office:value-type="currency" office:currency="BRL" office:value="99.68" calcext:value-type="currency">
            <text:p>R$ 99,68</text:p>
          </table:table-cell>
          <table:table-cell/>
        </table:table-row>
        <table:table-row table:style-name="ro1">
          <table:table-cell table:style-name="ce4" office:value-type="string" calcext:value-type="string">
            <text:p>Placa Mãe</text:p>
          </table:table-cell>
          <table:table-cell office:value-type="float" office:value="78.23" calcext:value-type="float">
            <text:p>78,23</text:p>
          </table:table-cell>
          <table:table-cell table:formula="of:=[.B6]*[.$B$9]" office:value-type="currency" office:currency="BRL" office:value="254.2475" calcext:value-type="currency">
            <text:p>R$ 254,25</text:p>
          </table:table-cell>
          <table:table-cell table:formula="of:=[.C6]+[.$B$10]*3" office:value-type="currency" office:currency="BRL" office:value="255.7775" calcext:value-type="currency">
            <text:p>R$ 255,78</text:p>
          </table:table-cell>
          <table:table-cell/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2.45" calcext:value-type="float">
            <text:p>12,45</text:p>
          </table:table-cell>
          <table:table-cell table:formula="of:=[.B7]*[.$B$9]" office:value-type="currency" office:currency="BRL" office:value="40.4625" calcext:value-type="currency">
            <text:p>R$ 40,46</text:p>
          </table:table-cell>
          <table:table-cell table:formula="of:=[.C7]+[.$B$10]*3" office:value-type="currency" office:currency="BRL" office:value="41.9925" calcext:value-type="currency">
            <text:p>R$ 41,99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>
            <text:p>Cotação do Dólar</text:p>
          </table:table-cell>
          <table:table-cell office:value-type="float" office:value="3.25" calcext:value-type="float">
            <text:p>3,25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5" office:value-type="string" calcext:value-type="string">
            <text:p>Imposto</text:p>
          </table:table-cell>
          <table:table-cell table:style-name="ce8" office:value-type="percentage" office:value="0.51" calcext:value-type="percentage">
            <text:p>51,00%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9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7:10:51.19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5:38:19.048364000</meta:creation-date>
    <dc:date>2018-02-20T17:13:47.289000000</dc:date>
    <meta:editing-duration>PT11M49S</meta:editing-duration>
    <meta:editing-cycles>7</meta:editing-cycles>
    <meta:generator>LibreOffice/5.1.5.2$Windows_x86 LibreOffice_project/7a864d8825610a8c07cfc3bc01dd4fce6a9447e5</meta:generator>
    <meta:document-statistic meta:table-count="1" meta:cell-count="29" meta:object-count="0"/>
  </office:meta>
</office:document-meta>
</file>